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1043in" fo:padding-left="0in" fo:padding-right="0in" fo:padding-top="0in" fo:padding-bottom="0.052in" fo:border-left="none" fo:border-right="none" fo:border-top="none" fo:border-bottom="0.0008in solid #d9d9d9"/>
      <style:text-properties fo:color="#1e5c29" fo:font-size="10.5pt" fo:font-weight="bold"/>
    </style:style>
    <style:style style:name="P2" style:family="paragraph" style:parent-style-name="Text_20_body">
      <style:paragraph-properties fo:margin-left="0in" fo:margin-right="0in" fo:margin-top="0.052in" fo:margin-bottom="0.1563in" style:line-height-at-least="0.1563in" fo:text-indent="0in" style:auto-text-indent="false"/>
    </style:style>
    <style:style style:name="T1" style:family="text">
      <style:text-properties fo:color="#333333" style:font-name="Verdana" fo:font-size="9pt"/>
    </style:style>
    <style:style style:name="T2" style:family="text">
      <style:text-properties fo:color="#00a8ec" style:text-line-through-style="none" style:font-name="Verdana" fo:font-size="9pt"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ILL-BAKED GINGERBREAD APPLES</text:p>
      <text:p text:style-name="P2"><text:span text:style-name="Emphasis"><text:span text:style-name="T1">- makes 6 servings -</text:span></text:span><text:span text:style-name="T1"><text:line-break/><text:line-break/></text:span><text:span text:style-name="Emphasis"><text:span text:style-name="T1">Adapted from</text:span></text:span><text:span text:style-name="T1"> </text:span><text:a xlink:type="simple" xlink:href="http://seriouseats.list-manage.com/track/click?u=4e35847fc56a636b1c9158810&amp;id=1e94c54cd6&amp;e=fd3a73a039" office:target-frame-name="_blank" xlink:show="new"><text:span text:style-name="T2">The Best Barbecue in the World</text:span></text:a><text:span text:style-name="T1"> </text:span><text:span text:style-name="Emphasis"><text:span text:style-name="T1">by Rick Browne.</text:span></text:span></text:p>
      <text:p text:style-name="P2"><text:span text:style-name="Strong_20_Emphasis"><text:span text:style-name="T1">Ingredients</text:span></text:span><text:span text:style-name="T1"><text:line-break/><text:line-break/>1 (16-ounce) package gingerbread cookies <text:line-break/>1/4 cup finely chopped crystallized ginger <text:line-break/>1/4 teaspoon nutmeg <text:line-break/>1/4 teaspoon cinnamon <text:line-break/>1/3 cup chopped walnuts <text:line-break/>1 tablespoon dark honey <text:line-break/>2 tablespoons butter, plus additional melted butter for brushing <text:line-break/>6 baking apples, such as Honeycrisp, Fuji, or Gala <text:line-break/>1 cup heavy cream <text:line-break/>1 tablespoon confectioners’ sugar <text:line-break/>Crystallized ginger, cut in slivers, for garnish</text:span></text:p>
      <text:p text:style-name="P2"><text:span text:style-name="Strong_20_Emphasis"><text:span text:style-name="T1">Procedure</text:span></text:span><text:span text:style-name="T1"><text:line-break/><text:line-break/></text:span><text:span text:style-name="Strong_20_Emphasis"><text:span text:style-name="T1">1.</text:span></text:span><text:span text:style-name="T1"> Prepare a charcoal or gas grill for indirect grilling (it is not necessary to use a drip pan with this recipe). Preheat to 375°F. Oil a cast-iron skillet. <text:line-break/><text:line-break/></text:span><text:span text:style-name="Strong_20_Emphasis"><text:span text:style-name="T1">2.</text:span></text:span><text:span text:style-name="T1"> Crumble the gingerbread cookies into small pieces and place into a bowl; add the crystallized ginger, nutmeg, cinnamon, and nuts, and stir to combine. <text:line-break/><text:line-break/></text:span><text:span text:style-name="Strong_20_Emphasis"><text:span text:style-name="T1">3.</text:span></text:span><text:span text:style-name="T1"> In a small microwave-safe bowl, melt the honey and the 2 tablespoons of butter, and add to the cookie mixture. Stir to mix completely and set aside.<text:line-break/><text:line-break/></text:span><text:span text:style-name="Strong_20_Emphasis"><text:span text:style-name="T1">4.</text:span></text:span><text:span text:style-name="T1"> Core the apples without cutting all the way through leaving a half-inch core at the bottom. With a bird's-beak knife or melon baller, remove some of the inside of each apple to make room for the filling. <text:line-break/><text:line-break/></text:span><text:span text:style-name="Strong_20_Emphasis"><text:span text:style-name="T1">5.</text:span></text:span><text:span text:style-name="T1"> Place the apples in the prepared skillet. Spoon the filling into the openings of the apples, packing it down lightly. Brush the apples with the melted butter. Transfer the skillet to the barbecue over indirect heat, lower the grill cover, and cook for about 40 minutes, or until the apples are tender. <text:line-break/><text:line-break/></text:span><text:span text:style-name="Strong_20_Emphasis"><text:span text:style-name="T1">6.</text:span></text:span><text:span text:style-name="T1"> Remove the apples from the barbecue and let them cool for 15 minutes. Meanwhile, whip the cream with an electric mixer on high speed until it forms soft peaks, adding the powdered sugar toward the end of the mixing. <text:line-break/><text:line-break/></text:span><text:span text:style-name="Strong_20_Emphasis"><text:span text:style-name="T1">7.</text:span></text:span><text:span text:style-name="T1"> Serve apples with a dollop of whipped cream and garnish with the crystallized ging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11:10</meta:creation-date>
    <meta:document-statistic meta:table-count="0" meta:image-count="0" meta:object-count="0" meta:page-count="1" meta:paragraph-count="4" meta:word-count="307" meta:character-count="1829"/>
    <dc:date>2010-12-27T03:11:30</dc:date>
    <dc:creator>robertm </dc:creator>
    <meta:editing-duration>PT00H00M21S</meta:editing-duration>
    <meta:editing-cycles>1</meta:editing-cycles>
    <meta:generator>OpenOffice.org/3.1$Unix OpenOffice.org_project/310m19$Build-9420</meta:generator>
  </office:meta>
</office:document-meta>
</file>